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ffffff" fo:min-height="0.258cm"/>
    </style:style>
    <style:style style:name="gr3" style:family="graphic" style:parent-style-name="standard">
      <style:graphic-properties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8.001cm" svg:x="5.699cm" svg:y="3.286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697cm" svg:height="0.645cm" svg:x="5.835cm" svg:y="3.413cm">
          <draw:text-box>
            <text:p text:style-name="P2"><text:span text:style-name="T1">TAG ID</text:span></text:p>
          </draw:text-box>
        </draw:frame>
        <draw:frame draw:style-name="gr2" draw:text-style-name="P3" draw:layer="layout" svg:width="5.697cm" svg:height="0.645cm" svg:x="5.835cm" svg:y="4.292cm">
          <draw:text-box>
            <text:p text:style-name="P2"><text:span text:style-name="T1">INDEX</text:span></text:p>
          </draw:text-box>
        </draw:frame>
        <draw:frame draw:style-name="gr2" draw:text-style-name="P3" draw:layer="layout" svg:width="5.697cm" svg:height="0.645cm" svg:x="5.835cm" svg:y="5.191cm">
          <draw:text-box>
            <text:p text:style-name="P2"><text:span text:style-name="T1">ID Feromona #1</text:span></text:p>
          </draw:text-box>
        </draw:frame>
        <draw:frame draw:style-name="gr2" draw:text-style-name="P4" draw:layer="layout" svg:width="5.697cm" svg:height="0.607cm" svg:x="5.835cm" svg:y="6.057cm">
          <draw:text-box>
            <text:p text:style-name="P4"><text:span text:style-name="T2">Contador (7 bits) + Diff (1 bit) #1</text:span></text:p>
          </draw:text-box>
        </draw:frame>
        <draw:frame draw:style-name="gr3" draw:text-style-name="P3" draw:layer="layout" svg:width="5.697cm" svg:height="0.645cm" svg:x="5.835cm" svg:y="6.959cm">
          <draw:text-box>
            <text:p text:style-name="P2"><text:span text:style-name="T1">Timestamp #1</text:span></text:p>
          </draw:text-box>
        </draw:frame>
        <draw:frame draw:style-name="gr3" draw:text-style-name="P3" draw:layer="layout" svg:width="5.697cm" svg:height="0.645cm" svg:x="5.835cm" svg:y="7.838cm">
          <draw:text-box>
            <text:p text:style-name="P2"><text:span text:style-name="T1">. . .</text:span></text:p>
          </draw:text-box>
        </draw:frame>
        <draw:frame draw:style-name="gr3" draw:text-style-name="P3" draw:layer="layout" svg:width="5.697cm" svg:height="0.645cm" svg:x="5.835cm" svg:y="8.737cm">
          <draw:text-box>
            <text:p text:style-name="P2"><text:span text:style-name="T1">ID feromona #n</text:span></text:p>
          </draw:text-box>
        </draw:frame>
        <draw:frame draw:style-name="gr3" draw:text-style-name="P3" draw:layer="layout" svg:width="5.697cm" svg:height="0.607cm" svg:x="5.835cm" svg:y="9.626cm">
          <draw:text-box>
            <text:p text:style-name="P4"><text:span text:style-name="T2">Contador (7 bits) + Diff (1 bit) #n</text:span></text:p>
          </draw:text-box>
        </draw:frame>
        <draw:frame draw:style-name="gr3" draw:text-style-name="P3" draw:layer="layout" svg:width="5.697cm" svg:height="0.645cm" svg:x="5.835cm" svg:y="10.525cm">
          <draw:text-box>
            <text:p text:style-name="P2"><text:span text:style-name="T1">Timestamp #n</text:span></text:p>
          </draw:text-box>
        </draw:frame>
        <draw:frame draw:style-name="gr4" draw:text-style-name="P6" draw:layer="layout" svg:width="1.397cm" svg:height="0.635cm" svg:x="4.302cm" svg:y="3.413cm">
          <draw:text-box>
            <text:p text:style-name="P5"><text:span text:style-name="T3">Tag[0]</text:span></text:p>
          </draw:text-box>
        </draw:frame>
        <draw:frame draw:style-name="gr4" draw:text-style-name="P6" draw:layer="layout" svg:width="1.397cm" svg:height="0.635cm" svg:x="4.302cm" svg:y="4.302cm">
          <draw:text-box>
            <text:p text:style-name="P5"><text:span text:style-name="T3">Tag[1]</text:span></text:p>
          </draw:text-box>
        </draw:frame>
        <draw:frame draw:style-name="gr4" draw:text-style-name="P6" draw:layer="layout" svg:width="1.397cm" svg:height="0.635cm" svg:x="4.302cm" svg:y="5.191cm">
          <draw:text-box>
            <text:p text:style-name="P5"><text:span text:style-name="T3">Tag[2]</text:span></text:p>
          </draw:text-box>
        </draw:frame>
        <draw:frame draw:style-name="gr4" draw:text-style-name="P6" draw:layer="layout" svg:width="1.397cm" svg:height="0.635cm" svg:x="4.302cm" svg:y="6.08cm">
          <draw:text-box>
            <text:p text:style-name="P5"><text:span text:style-name="T3">Tag[3]</text:span></text:p>
          </draw:text-box>
        </draw:frame>
        <draw:frame draw:style-name="gr4" draw:text-style-name="P6" draw:layer="layout" svg:width="1.651cm" svg:height="0.635cm" svg:x="4.048cm" svg:y="10.525cm">
          <draw:text-box>
            <text:p text:style-name="P5"><text:span text:style-name="T3">Tag[3n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in</meta:initial-creator>
    <meta:creation-date>2009-03-02T12:11:26</meta:creation-date>
    <dc:creator>cain</dc:creator>
    <dc:date>2009-03-03T21:21:21</dc:date>
    <meta:editing-cycles>8</meta:editing-cycles>
    <meta:editing-duration>PT18M5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